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8D0000013AC721FBC8.png" manifest:media-type="image/png"/>
  <manifest:file-entry manifest:full-path="Pictures/100000000000011400000112B5FDD9DD.png" manifest:media-type="image/png"/>
  <manifest:file-entry manifest:full-path="Pictures/10000000000002400000016D484C33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656cm" svg:x="2.884cm" svg:y="9.268cm">
          <draw:image xlink:href="Pictures/10000000000002400000016D484C33D6.png" xlink:type="simple" xlink:show="embed" xlink:actuate="onLoad">
            <text:p/>
          </draw:image>
        </draw:frame>
        <draw:frame draw:style-name="gr2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 text:style-name="P1"><text:s/></text:p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271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6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frame draw:style-name="gr3" draw:text-style-name="P3" draw:layer="layout" svg:width="1.1cm" svg:height="0.729cm" svg:x="9.2cm" svg:y="3.001cm">
          <draw:text-box>
            <text:p text:style-name="P3"><text:span text:style-name="T2">N</text:span></text:p>
          </draw:text-box>
        </draw:frame>
        <draw:frame draw:style-name="gr3" draw:text-style-name="P3" draw:layer="layout" svg:width="1.1cm" svg:height="0.729cm" svg:x="9cm" svg:y="5.502cm">
          <draw:text-box>
            <text:p text:style-name="P3"><text:span text:style-name="T2">S</text:span></text:p>
          </draw:text-box>
        </draw:frame>
        <draw:line draw:style-name="gr4" draw:text-style-name="P1" draw:layer="layout" svg:x1="7.5cm" svg:y1="5.3cm" svg:x2="7.4cm" svg:y2="4.8cm">
          <text:p/>
        </draw:line>
        <draw:frame draw:style-name="gr3" draw:text-style-name="P2" draw:layer="layout" svg:width="1.1cm" svg:height="0.729cm" svg:x="8cm" svg:y="4.703cm">
          <draw:text-box>
            <text:p text:style-name="P2"><text:span text:style-name="T1">S</text:span></text:p>
          </draw:text-box>
        </draw:frame>
        <draw:frame draw:style-name="gr3" draw:text-style-name="P2" draw:layer="layout" svg:width="1.1cm" svg:height="0.729cm" svg:x="10.4cm" svg:y="3.604cm">
          <draw:text-box>
            <text:p text:style-name="P2"><text:span text:style-name="T1">N</text:span></text:p>
          </draw:text-box>
        </draw:frame>
        <draw:line draw:style-name="gr4" draw:text-style-name="P1" draw:layer="layout" svg:x1="12.139cm" svg:y1="4.001cm" svg:x2="12.039cm" svg:y2="3.501cm">
          <text:p/>
        </draw:line>
        <draw:frame draw:style-name="gr3" draw:text-style-name="P2" draw:layer="layout" svg:width="1.1cm" svg:height="0.729cm" svg:x="10.2cm" svg:y="5.103cm">
          <draw:text-box>
            <text:p text:style-name="P2"><text:span text:style-name="T1">S</text:span></text:p>
          </draw:text-box>
        </draw:frame>
        <draw:frame draw:style-name="gr3" draw:text-style-name="P2" draw:layer="layout" svg:width="1.1cm" svg:height="0.729cm" svg:x="8.2cm" svg:y="3.304cm">
          <draw:text-box>
            <text:p text:style-name="P2"><text:span text:style-name="T1">N</text:span></text:p>
          </draw:text-box>
        </draw:frame>
        <draw:line draw:style-name="gr4" draw:text-style-name="P1" draw:layer="layout" svg:x1="9.7cm" svg:y1="3.6cm" svg:x2="9.4cm" svg:y2="5.6cm">
          <text:p/>
        </draw:line>
        <draw:frame draw:style-name="gr3" draw:text-style-name="P2" draw:layer="layout" svg:width="1.1cm" svg:height="0.729cm" svg:x="5.8cm" svg:y="13.402cm">
          <draw:text-box>
            <text:p text:style-name="P2"><text:span text:style-name="T1">0</text:span></text:p>
          </draw:text-box>
        </draw:frame>
        <draw:line draw:style-name="gr5" draw:text-style-name="P1" draw:layer="layout" svg:x1="5.751cm" svg:y1="18.701cm" svg:x2="5.75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3cm">
          <draw:image xlink:href="Pictures/100000000000008D0000013AC721FBC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604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frame draw:style-name="gr3" draw:text-style-name="P2" draw:layer="layout" svg:width="1.1cm" svg:height="0.729cm" svg:x="9.2cm" svg:y="3.001cm">
          <draw:text-box>
            <text:p text:style-name="P2"><text:span text:style-name="T1">N</text:span></text:p>
          </draw:text-box>
        </draw:frame>
        <draw:frame draw:style-name="gr3" draw:text-style-name="P2" draw:layer="layout" svg:width="1.1cm" svg:height="0.729cm" svg:x="9cm" svg:y="5.502cm">
          <draw:text-box>
            <text:p text:style-name="P2"><text:span text:style-name="T1">S</text:span></text:p>
          </draw:text-box>
        </draw:frame>
        <draw:line draw:style-name="gr4" draw:text-style-name="P1" draw:layer="layout" svg:x1="12.139cm" svg:y1="4.001cm" svg:x2="12.039cm" svg:y2="3.501cm">
          <text:p/>
        </draw:line>
        <draw:frame draw:style-name="gr3" draw:text-style-name="P2" draw:layer="layout" svg:width="1.1cm" svg:height="0.729cm" svg:x="10.2cm" svg:y="5.103cm">
          <draw:text-box>
            <text:p text:style-name="P2"><text:span text:style-name="T1">S</text:span></text:p>
          </draw:text-box>
        </draw:frame>
        <draw:frame draw:style-name="gr3" draw:text-style-name="P2" draw:layer="layout" svg:width="1.1cm" svg:height="0.729cm" svg:x="8.2cm" svg:y="3.304cm">
          <draw:text-box>
            <text:p text:style-name="P2"><text:span text:style-name="T1">N</text:span></text:p>
          </draw:text-box>
        </draw:frame>
        <draw:line draw:style-name="gr4" draw:text-style-name="P1" draw:layer="layout" svg:x1="9.2cm" svg:y1="3.7cm" svg:x2="9.9cm" svg:y2="5.5cm">
          <text:p/>
        </draw:line>
        <draw:frame draw:style-name="gr1" draw:text-style-name="P1" draw:layer="layout" svg:width="15.239cm" svg:height="9.656cm" svg:x="2.885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6.501cm" svg:y="13.402cm">
          <draw:text-box>
            <text:p text:style-name="P2"><text:span text:style-name="T1">1</text:span></text:p>
          </draw:text-box>
        </draw:frame>
        <draw:line draw:style-name="gr5" draw:text-style-name="P1" draw:layer="layout" svg:x1="6.552cm" svg:y1="18.701cm" svg:x2="6.551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7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4cm">
          <draw:image xlink:href="Pictures/100000000000008D0000013AC721FBC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frame draw:style-name="gr3" draw:text-style-name="P2" draw:layer="layout" svg:width="1.1cm" svg:height="0.729cm" svg:x="9.2cm" svg:y="3.001cm">
          <draw:text-box>
            <text:p text:style-name="P2"><text:span text:style-name="T1">N</text:span></text:p>
          </draw:text-box>
        </draw:frame>
        <draw:frame draw:style-name="gr3" draw:text-style-name="P2" draw:layer="layout" svg:width="1.1cm" svg:height="0.729cm" svg:x="9cm" svg:y="5.502cm">
          <draw:text-box>
            <text:p text:style-name="P2"><text:span text:style-name="T1">S</text:span></text:p>
          </draw:text-box>
        </draw:frame>
        <draw:line draw:style-name="gr6" draw:text-style-name="P1" draw:layer="layout" svg:x1="7.5cm" svg:y1="5.3cm" svg:x2="7.4cm" svg:y2="4.8cm">
          <text:p/>
        </draw:line>
        <draw:line draw:style-name="gr4" draw:text-style-name="P1" draw:layer="layout" svg:x1="12.139cm" svg:y1="4.001cm" svg:x2="12.039cm" svg:y2="3.501cm">
          <text:p/>
        </draw:line>
        <draw:frame draw:style-name="gr3" draw:text-style-name="P4" draw:layer="layout" svg:width="1.1cm" svg:height="0.729cm" svg:x="10.2cm" svg:y="5.103cm">
          <draw:text-box>
            <text:p text:style-name="P3"><text:span text:style-name="T2">S</text:span></text:p>
          </draw:text-box>
        </draw:frame>
        <draw:frame draw:style-name="gr3" draw:text-style-name="P4" draw:layer="layout" svg:width="1.1cm" svg:height="0.729cm" svg:x="8.2cm" svg:y="3.304cm">
          <draw:text-box>
            <text:p text:style-name="P3"><text:span text:style-name="T2">N</text:span></text:p>
          </draw:text-box>
        </draw:frame>
        <draw:frame draw:style-name="gr3" draw:text-style-name="P2" draw:layer="layout" svg:width="1.1cm" svg:height="0.729cm" svg:x="10.4cm" svg:y="3.703cm">
          <draw:text-box>
            <text:p text:style-name="P2"><text:span text:style-name="T1">S</text:span></text:p>
          </draw:text-box>
        </draw:frame>
        <draw:frame draw:style-name="gr3" draw:text-style-name="P2" draw:layer="layout" svg:width="1.1cm" svg:height="0.729cm" svg:x="8cm" svg:y="4.702cm">
          <draw:text-box>
            <text:p text:style-name="P2"><text:span text:style-name="T1">N</text:span></text:p>
          </draw:text-box>
        </draw:frame>
        <draw:line draw:style-name="gr4" draw:text-style-name="P1" draw:layer="layout" svg:x1="8.9cm" svg:y1="3.9cm" svg:x2="10.5cm" svg:y2="5.4cm">
          <text:p/>
        </draw:line>
        <draw:frame draw:style-name="gr1" draw:text-style-name="P1" draw:layer="layout" svg:width="15.239cm" svg:height="9.656cm" svg:x="2.886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7.402cm" svg:y="13.402cm">
          <draw:text-box>
            <text:p text:style-name="P2"><text:span text:style-name="T1">2</text:span></text:p>
          </draw:text-box>
        </draw:frame>
        <draw:line draw:style-name="gr5" draw:text-style-name="P1" draw:layer="layout" svg:x1="7.453cm" svg:y1="18.701cm" svg:x2="7.452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5cm" svg:y1="5.3cm" svg:x2="7.4cm" svg:y2="4.8cm">
          <text:p/>
        </draw:line>
        <draw:line draw:style-name="gr4" draw:text-style-name="P1" draw:layer="layout" svg:x1="12.139cm" svg:y1="4.001cm" svg:x2="12.039cm" svg:y2="3.501cm">
          <text:p/>
        </draw:line>
        <draw:frame draw:style-name="gr3" draw:text-style-name="P4" draw:layer="layout" svg:width="1.1cm" svg:height="0.729cm" svg:x="10.2cm" svg:y="5.103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8.2cm" svg:y="3.304cm">
          <draw:text-box>
            <text:p text:style-name="P4"><text:span text:style-name="T3">N</text:span></text:p>
          </draw:text-box>
        </draw:frame>
        <draw:frame draw:style-name="gr3" draw:text-style-name="P2" draw:layer="layout" svg:width="1.1cm" svg:height="0.729cm" svg:x="10.4cm" svg:y="3.703cm">
          <draw:text-box>
            <text:p text:style-name="P2"><text:span text:style-name="T1">S</text:span></text:p>
          </draw:text-box>
        </draw:frame>
        <draw:frame draw:style-name="gr3" draw:text-style-name="P2" draw:layer="layout" svg:width="1.1cm" svg:height="0.729cm" svg:x="8cm" svg:y="4.702cm">
          <draw:text-box>
            <text:p text:style-name="P2"><text:span text:style-name="T1">N</text:span></text:p>
          </draw:text-box>
        </draw:frame>
        <draw:line draw:style-name="gr4" draw:text-style-name="P1" draw:layer="layout" svg:x1="8.5cm" svg:y1="4.4cm" svg:x2="10.7cm" svg:y2="4.7cm">
          <text:p/>
        </draw:line>
        <draw:frame draw:style-name="gr1" draw:text-style-name="P1" draw:layer="layout" svg:width="15.239cm" svg:height="9.656cm" svg:x="2.887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8.303cm" svg:y="13.402cm">
          <draw:text-box>
            <text:p text:style-name="P2"><text:span text:style-name="T1">3</text:span></text:p>
          </draw:text-box>
        </draw:frame>
        <draw:line draw:style-name="gr5" draw:text-style-name="P1" draw:layer="layout" svg:x1="8.354cm" svg:y1="18.701cm" svg:x2="8.353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7cm" svg:y1="2.3cm" svg:x2="8.4cm" svg:y2="2.3cm">
          <text:p/>
        </draw:line>
        <draw:line draw:style-name="gr6" draw:text-style-name="P1" draw:layer="layout" svg:x1="7.5cm" svg:y1="5.3cm" svg:x2="7.4cm" svg:y2="4.8cm">
          <text:p/>
        </draw:line>
        <draw:line draw:style-name="gr4" draw:text-style-name="P1" draw:layer="layout" svg:x1="12.139cm" svg:y1="4.001cm" svg:x2="12.039cm" svg:y2="3.501cm">
          <text:p/>
        </draw:line>
        <draw:frame draw:style-name="gr3" draw:text-style-name="P4" draw:layer="layout" svg:width="1.1cm" svg:height="0.729cm" svg:x="10.2cm" svg:y="5.103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8.2cm" svg:y="3.304cm">
          <draw:text-box>
            <text:p text:style-name="P4"><text:span text:style-name="T3">N</text:span></text:p>
          </draw:text-box>
        </draw:frame>
        <draw:frame draw:style-name="gr3" draw:text-style-name="P3" draw:layer="layout" svg:width="1.1cm" svg:height="0.729cm" svg:x="10.4cm" svg:y="3.703cm">
          <draw:text-box>
            <text:p text:style-name="P3"><text:span text:style-name="T2">S</text:span></text:p>
          </draw:text-box>
        </draw:frame>
        <draw:frame draw:style-name="gr3" draw:text-style-name="P3" draw:layer="layout" svg:width="1.1cm" svg:height="0.729cm" svg:x="8cm" svg:y="4.702cm">
          <draw:text-box>
            <text:p text:style-name="P3"><text:span text:style-name="T2">N</text:span></text:p>
          </draw:text-box>
        </draw:frame>
        <draw:line draw:style-name="gr4" draw:text-style-name="P1" draw:layer="layout" svg:x1="8.7cm" svg:y1="4.9cm" svg:x2="10.6cm" svg:y2="4.1cm">
          <text:p/>
        </draw:line>
        <draw:frame draw:style-name="gr3" draw:text-style-name="P4" draw:layer="layout" svg:width="1.1cm" svg:height="0.729cm" svg:x="8.9cm" svg:y="5.405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9.4cm" svg:y="2.9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88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9.204cm" svg:y="13.402cm">
          <draw:text-box>
            <text:p text:style-name="P2"><text:span text:style-name="T1">4</text:span></text:p>
          </draw:text-box>
        </draw:frame>
        <draw:line draw:style-name="gr5" draw:text-style-name="P1" draw:layer="layout" svg:x1="9.255cm" svg:y1="18.701cm" svg:x2="9.254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7cm" svg:y1="2.3cm" svg:x2="8.4cm" svg:y2="2.3cm">
          <text:p/>
        </draw:line>
        <draw:line draw:style-name="gr6" draw:text-style-name="P1" draw:layer="layout" svg:x1="7.5cm" svg:y1="5.3cm" svg:x2="7.4cm" svg:y2="4.8cm">
          <text:p/>
        </draw:line>
        <draw:frame draw:style-name="gr3" draw:text-style-name="P4" draw:layer="layout" svg:width="1.1cm" svg:height="0.729cm" svg:x="10.4cm" svg:y="3.703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8cm" svg:y="4.702cm">
          <draw:text-box>
            <text:p text:style-name="P4"><text:span text:style-name="T3">N</text:span></text:p>
          </draw:text-box>
        </draw:frame>
        <draw:line draw:style-name="gr4" draw:text-style-name="P1" draw:layer="layout" svg:x1="8.9cm" svg:y1="5.2cm" svg:x2="10.3cm" svg:y2="3.7cm">
          <text:p/>
        </draw:line>
        <draw:frame draw:style-name="gr3" draw:text-style-name="P4" draw:layer="layout" svg:width="1.1cm" svg:height="0.729cm" svg:x="8.9cm" svg:y="5.405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9.4cm" svg:y="2.9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0.105cm" svg:y="13.402cm">
          <draw:text-box>
            <text:p text:style-name="P2"><text:span text:style-name="T1">5</text:span></text:p>
          </draw:text-box>
        </draw:frame>
        <draw:line draw:style-name="gr5" draw:text-style-name="P1" draw:layer="layout" svg:x1="10.156cm" svg:y1="18.701cm" svg:x2="10.155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7cm" svg:y1="2.3cm" svg:x2="8.4cm" svg:y2="2.3cm">
          <text:p/>
        </draw:line>
        <draw:line draw:style-name="gr6" draw:text-style-name="P1" draw:layer="layout" svg:x1="7.5cm" svg:y1="5.3cm" svg:x2="7.4cm" svg:y2="4.8cm">
          <text:p/>
        </draw:line>
        <draw:line draw:style-name="gr6" draw:text-style-name="P1" draw:layer="layout" svg:x1="12.139cm" svg:y1="4.001cm" svg:x2="12.039cm" svg:y2="3.501cm">
          <text:p/>
        </draw:line>
        <draw:frame draw:style-name="gr3" draw:text-style-name="P4" draw:layer="layout" svg:width="1.1cm" svg:height="0.729cm" svg:x="10.4cm" svg:y="3.703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8cm" svg:y="4.702cm">
          <draw:text-box>
            <text:p text:style-name="P4"><text:span text:style-name="T3">N</text:span></text:p>
          </draw:text-box>
        </draw:frame>
        <draw:line draw:style-name="gr4" draw:text-style-name="P1" draw:layer="layout" svg:x1="9.4cm" svg:y1="5.4cm" svg:x2="9.8cm" svg:y2="3.6cm">
          <text:p/>
        </draw:line>
        <draw:frame draw:style-name="gr3" draw:text-style-name="P3" draw:layer="layout" svg:width="1.1cm" svg:height="0.729cm" svg:x="8.9cm" svg:y="5.405cm">
          <draw:text-box>
            <text:p text:style-name="P3"><text:span text:style-name="T2">N</text:span></text:p>
          </draw:text-box>
        </draw:frame>
        <draw:frame draw:style-name="gr3" draw:text-style-name="P3" draw:layer="layout" svg:width="1.1cm" svg:height="0.729cm" svg:x="9.4cm" svg:y="2.904cm">
          <draw:text-box>
            <text:p text:style-name="P3"><text:span text:style-name="T2">S</text:span></text:p>
          </draw:text-box>
        </draw:frame>
        <draw:frame draw:style-name="gr3" draw:text-style-name="P4" draw:layer="layout" svg:width="1.1cm" svg:height="0.729cm" svg:x="10.1cm" svg:y="5.006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.2cm" svg:y="3.4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1.006cm" svg:y="13.402cm">
          <draw:text-box>
            <text:p text:style-name="P2"><text:span text:style-name="T1">6</text:span></text:p>
          </draw:text-box>
        </draw:frame>
        <draw:line draw:style-name="gr5" draw:text-style-name="P1" draw:layer="layout" svg:x1="10.957cm" svg:y1="18.701cm" svg:x2="10.956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7cm" svg:y1="2.3cm" svg:x2="8.4cm" svg:y2="2.3cm">
          <text:p/>
        </draw:line>
        <draw:line draw:style-name="gr6" draw:text-style-name="P1" draw:layer="layout" svg:x1="12.139cm" svg:y1="4.001cm" svg:x2="12.039cm" svg:y2="3.501cm">
          <text:p/>
        </draw:line>
        <draw:line draw:style-name="gr4" draw:text-style-name="P1" draw:layer="layout" svg:x1="9.9cm" svg:y1="5.4cm" svg:x2="9.2cm" svg:y2="3.5cm">
          <text:p/>
        </draw:line>
        <draw:frame draw:style-name="gr3" draw:text-style-name="P4" draw:layer="layout" svg:width="1.1cm" svg:height="0.729cm" svg:x="8.9cm" svg:y="5.405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9.4cm" svg:y="2.904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10.1cm" svg:y="5.006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.2cm" svg:y="3.4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2.006cm" svg:y="13.402cm">
          <draw:text-box>
            <text:p text:style-name="P2"><text:span text:style-name="T1">7</text:span></text:p>
          </draw:text-box>
        </draw:frame>
        <draw:line draw:style-name="gr5" draw:text-style-name="P1" draw:layer="layout" svg:x1="11.957cm" svg:y1="18.701cm" svg:x2="11.956cm" svg:y2="9.4cm">
          <text:p/>
        </draw:lin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6" draw:text-style-name="P1" draw:layer="layout" svg:x1="7.7cm" svg:y1="2.3cm" svg:x2="8.4cm" svg:y2="2.3cm">
          <text:p/>
        </draw:line>
        <draw:line draw:style-name="gr4" draw:text-style-name="P1" draw:layer="layout" svg:x1="7.5cm" svg:y1="5.3cm" svg:x2="7.4cm" svg:y2="4.8cm">
          <text:p/>
        </draw:line>
        <draw:line draw:style-name="gr6" draw:text-style-name="P1" draw:layer="layout" svg:x1="12.139cm" svg:y1="4.001cm" svg:x2="12.039cm" svg:y2="3.501cm">
          <text:p/>
        </draw:line>
        <draw:line draw:style-name="gr4" draw:text-style-name="P1" draw:layer="layout" svg:x1="10.1cm" svg:y1="5cm" svg:x2="8.8cm" svg:y2="3.8cm">
          <text:p/>
        </draw:line>
        <draw:frame draw:style-name="gr3" draw:text-style-name="P4" draw:layer="layout" svg:width="1.1cm" svg:height="0.729cm" svg:x="8.9cm" svg:y="5.405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9.4cm" svg:y="2.904cm">
          <draw:text-box>
            <text:p text:style-name="P4"><text:span text:style-name="T3">S</text:span></text:p>
          </draw:text-box>
        </draw:frame>
        <draw:frame draw:style-name="gr3" draw:text-style-name="P3" draw:layer="layout" svg:width="1.1cm" svg:height="0.729cm" svg:x="10.1cm" svg:y="5.006cm">
          <draw:text-box>
            <text:p text:style-name="P3"><text:span text:style-name="T2">N</text:span></text:p>
          </draw:text-box>
        </draw:frame>
        <draw:frame draw:style-name="gr3" draw:text-style-name="P3" draw:layer="layout" svg:width="1.1cm" svg:height="0.729cm" svg:x="8.2cm" svg:y="3.404cm">
          <draw:text-box>
            <text:p text:style-name="P3"><text:span text:style-name="T2">S</text:span></text:p>
          </draw:text-box>
        </draw:fram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2.706cm" svg:y="13.402cm">
          <draw:text-box>
            <text:p text:style-name="P2"><text:span text:style-name="T1">8</text:span></text:p>
          </draw:text-box>
        </draw:frame>
        <draw:line draw:style-name="gr5" draw:text-style-name="P1" draw:layer="layout" svg:x1="12.757cm" svg:y1="18.701cm" svg:x2="12.756cm" svg:y2="9.4cm">
          <text:p/>
        </draw:line>
        <draw:frame draw:style-name="gr3" draw:text-style-name="P4" draw:layer="layout" svg:width="1.1cm" svg:height="0.729cm" svg:x="10.4cm" svg:y="3.807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cm" svg:y="4.608cm">
          <draw:text-box>
            <text:p text:style-name="P4"><text:span text:style-name="T3">S</text:span></text:p>
          </draw:text-box>
        </draw:fram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4" draw:text-style-name="P1" draw:layer="layout" svg:x1="7.5cm" svg:y1="5.3cm" svg:x2="7.4cm" svg:y2="4.8cm">
          <text:p/>
        </draw:line>
        <draw:line draw:style-name="gr6" draw:text-style-name="P1" draw:layer="layout" svg:x1="12.139cm" svg:y1="4.001cm" svg:x2="12.039cm" svg:y2="3.501cm">
          <text:p/>
        </draw:line>
        <draw:line draw:style-name="gr4" draw:text-style-name="P1" draw:layer="layout" svg:x1="10.6cm" svg:y1="4.7cm" svg:x2="8.3cm" svg:y2="4.3cm">
          <text:p/>
        </draw:line>
        <draw:frame draw:style-name="gr3" draw:text-style-name="P4" draw:layer="layout" svg:width="1.1cm" svg:height="0.729cm" svg:x="10.1cm" svg:y="5.006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.2cm" svg:y="3.4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3.806cm" svg:y="13.402cm">
          <draw:text-box>
            <text:p text:style-name="P2"><text:span text:style-name="T1">9</text:span></text:p>
          </draw:text-box>
        </draw:frame>
        <draw:line draw:style-name="gr5" draw:text-style-name="P1" draw:layer="layout" svg:x1="13.757cm" svg:y1="18.701cm" svg:x2="13.756cm" svg:y2="9.4cm">
          <text:p/>
        </draw:line>
        <draw:frame draw:style-name="gr3" draw:text-style-name="P4" draw:layer="layout" svg:width="1.1cm" svg:height="0.729cm" svg:x="10.4cm" svg:y="3.807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cm" svg:y="4.608cm">
          <draw:text-box>
            <text:p text:style-name="P4"><text:span text:style-name="T3">S</text:span></text:p>
          </draw:text-box>
        </draw:fram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line draw:style-name="gr4" draw:text-style-name="P1" draw:layer="layout" svg:x1="7.5cm" svg:y1="5.3cm" svg:x2="7.4cm" svg:y2="4.8cm">
          <text:p/>
        </draw:line>
        <draw:line draw:style-name="gr6" draw:text-style-name="P1" draw:layer="layout" svg:x1="12.139cm" svg:y1="4.001cm" svg:x2="12.039cm" svg:y2="3.501cm">
          <text:p/>
        </draw:line>
        <draw:line draw:style-name="gr4" draw:text-style-name="P1" draw:layer="layout" svg:x1="10.6cm" svg:y1="4.2cm" svg:x2="8.7cm" svg:y2="4.9cm">
          <text:p/>
        </draw:line>
        <draw:frame draw:style-name="gr3" draw:text-style-name="P4" draw:layer="layout" svg:width="1.1cm" svg:height="0.729cm" svg:x="10.1cm" svg:y="5.006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.2cm" svg:y="3.404cm">
          <draw:text-box>
            <text:p text:style-name="P4"><text:span text:style-name="T3">S</text:span></text:p>
          </draw:text-box>
        </draw:fram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4.506cm" svg:y="13.402cm">
          <draw:text-box>
            <text:p text:style-name="P2"><text:span text:style-name="T1">10</text:span></text:p>
          </draw:text-box>
        </draw:frame>
        <draw:line draw:style-name="gr5" draw:text-style-name="P1" draw:layer="layout" svg:x1="14.557cm" svg:y1="18.701cm" svg:x2="14.556cm" svg:y2="9.4cm">
          <text:p/>
        </draw:line>
        <draw:frame draw:style-name="gr3" draw:text-style-name="P3" draw:layer="layout" svg:width="1.1cm" svg:height="0.729cm" svg:x="10.4cm" svg:y="3.807cm">
          <draw:text-box>
            <text:p text:style-name="P3"><text:span text:style-name="T2">N</text:span></text:p>
          </draw:text-box>
        </draw:frame>
        <draw:frame draw:style-name="gr3" draw:text-style-name="P3" draw:layer="layout" svg:width="1.1cm" svg:height="0.729cm" svg:x="8cm" svg:y="4.608cm">
          <draw:text-box>
            <text:p text:style-name="P3"><text:span text:style-name="T2">S</text:span></text:p>
          </draw:text-box>
        </draw:frame>
        <draw:frame draw:style-name="gr3" draw:text-style-name="P4" draw:layer="layout" svg:width="1.1cm" svg:height="0.729cm" svg:x="9cm" svg:y="5.505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9.4cm" svg:y="2.907cm">
          <draw:text-box>
            <text:p text:style-name="P4"><text:span text:style-name="T3">N</text:span></text:p>
          </draw:text-box>
        </draw:frame>
        <draw:frame draw:style-name="gr3" draw:text-style-name="P2" draw:layer="layout" svg:width="1.1cm" svg:height="0.729cm" svg:x="5.206cm" svg:y="8.703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4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5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line draw:style-name="gr4" draw:text-style-name="P1" draw:layer="layout" svg:x1="7.5cm" svg:y1="5.3cm" svg:x2="7.4cm" svg:y2="4.8cm">
          <text:p/>
        </draw:line>
        <draw:line draw:style-name="gr4" draw:text-style-name="P1" draw:layer="layout" svg:x1="10.3cm" svg:y1="3.7cm" svg:x2="8.8cm" svg:y2="5.5cm">
          <text:p/>
        </draw:lin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5.406cm" svg:y="13.402cm">
          <draw:text-box>
            <text:p text:style-name="P2"><text:span text:style-name="T1">11</text:span></text:p>
          </draw:text-box>
        </draw:frame>
        <draw:line draw:style-name="gr5" draw:text-style-name="P1" draw:layer="layout" svg:x1="15.457cm" svg:y1="18.701cm" svg:x2="15.456cm" svg:y2="9.4cm">
          <text:p/>
        </draw:line>
        <draw:frame draw:style-name="gr3" draw:text-style-name="P4" draw:layer="layout" svg:width="1.1cm" svg:height="0.729cm" svg:x="10.4cm" svg:y="3.807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cm" svg:y="4.608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9cm" svg:y="5.505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9.4cm" svg:y="2.907cm">
          <draw:text-box>
            <text:p text:style-name="P4"><text:span text:style-name="T3">N</text:span></text:p>
          </draw:text-box>
        </draw:fram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7.302cm" svg:height="7.249cm" svg:x="5.498cm" svg:y="1.3cm">
          <draw:image xlink:href="Pictures/100000000000011400000112B5FDD9DD.png" xlink:type="simple" xlink:show="embed" xlink:actuate="onLoad">
            <text:p/>
          </draw:image>
        </draw:frame>
        <draw:frame draw:style-name="gr3" draw:text-style-name="P2" draw:layer="layout" svg:width="1.1cm" svg:height="0.729cm" svg:x="9.4cm" svg:y="1cm">
          <draw:text-box>
            <text:p text:style-name="P2"><text:span text:style-name="T1">U1</text:span></text:p>
          </draw:text-box>
        </draw:frame>
        <draw:frame draw:style-name="gr3" draw:text-style-name="P2" draw:layer="layout" svg:width="1.1cm" svg:height="0.729cm" svg:x="8.8cm" svg:y="7.301cm">
          <draw:text-box>
            <text:p text:style-name="P2"><text:span text:style-name="T1">U2</text:span></text:p>
          </draw:text-box>
        </draw:frame>
        <draw:frame draw:style-name="gr3" draw:text-style-name="P2" draw:layer="layout" svg:width="1.1cm" svg:height="0.729cm" svg:x="6cm" svg:y="5.702cm">
          <draw:text-box>
            <text:p text:style-name="P2"><text:span text:style-name="T1">V1</text:span></text:p>
          </draw:text-box>
        </draw:frame>
        <draw:frame draw:style-name="gr3" draw:text-style-name="P2" draw:layer="layout" svg:width="1.1cm" svg:height="0.729cm" svg:x="12.3cm" svg:y="3.103cm">
          <draw:text-box>
            <text:p text:style-name="P2"><text:span text:style-name="T1">V2</text:span></text:p>
          </draw:text-box>
        </draw:frame>
        <draw:frame draw:style-name="gr3" draw:text-style-name="P2" draw:layer="layout" svg:width="1.3cm" svg:height="0.729cm" svg:x="11.9cm" svg:y="6.403cm">
          <draw:text-box>
            <text:p text:style-name="P2"><text:span text:style-name="T1">W1</text:span></text:p>
          </draw:text-box>
        </draw:frame>
        <draw:frame draw:style-name="gr3" draw:text-style-name="P2" draw:layer="layout" svg:width="1.3cm" svg:height="0.729cm" svg:x="7.1cm" svg:y="2.404cm">
          <draw:text-box>
            <text:p text:style-name="P2"><text:span text:style-name="T1">W2</text:span></text:p>
          </draw:text-box>
        </draw:frame>
        <draw:line draw:style-name="gr4" draw:text-style-name="P1" draw:layer="layout" svg:x1="7.7cm" svg:y1="2.3cm" svg:x2="8.4cm" svg:y2="2.3cm">
          <text:p/>
        </draw:line>
        <draw:line draw:style-name="gr4" draw:text-style-name="P1" draw:layer="layout" svg:x1="7.5cm" svg:y1="5.3cm" svg:x2="7.4cm" svg:y2="4.8cm">
          <text:p/>
        </draw:line>
        <draw:line draw:style-name="gr4" draw:text-style-name="P1" draw:layer="layout" svg:x1="12.139cm" svg:y1="4.001cm" svg:x2="12.039cm" svg:y2="3.501cm">
          <text:p/>
        </draw:line>
        <draw:line draw:style-name="gr4" draw:text-style-name="P1" draw:layer="layout" svg:x1="9.8cm" svg:y1="3.5cm" svg:x2="9.4cm" svg:y2="5.5cm">
          <text:p/>
        </draw:line>
        <draw:frame draw:style-name="gr1" draw:text-style-name="P1" draw:layer="layout" svg:width="15.239cm" svg:height="9.656cm" svg:x="2.89cm" svg:y="9.268cm">
          <draw:image xlink:href="Pictures/10000000000002400000016D484C33D6.png" xlink:type="simple" xlink:show="embed" xlink:actuate="onLoad">
            <text:p/>
          </draw:image>
        </draw:frame>
        <draw:frame draw:style-name="gr3" draw:text-style-name="P2" draw:layer="layout" svg:width="1.1cm" svg:height="0.729cm" svg:x="16.306cm" svg:y="13.402cm">
          <draw:text-box>
            <text:p text:style-name="P2"><text:span text:style-name="T1">12</text:span></text:p>
          </draw:text-box>
        </draw:frame>
        <draw:line draw:style-name="gr5" draw:text-style-name="P1" draw:layer="layout" svg:x1="16.357cm" svg:y1="18.701cm" svg:x2="16.356cm" svg:y2="9.4cm">
          <text:p/>
        </draw:line>
        <draw:frame draw:style-name="gr3" draw:text-style-name="P4" draw:layer="layout" svg:width="1.1cm" svg:height="0.729cm" svg:x="10.4cm" svg:y="3.807cm">
          <draw:text-box>
            <text:p text:style-name="P4"><text:span text:style-name="T3">N</text:span></text:p>
          </draw:text-box>
        </draw:frame>
        <draw:frame draw:style-name="gr3" draw:text-style-name="P4" draw:layer="layout" svg:width="1.1cm" svg:height="0.729cm" svg:x="8cm" svg:y="4.608cm">
          <draw:text-box>
            <text:p text:style-name="P4"><text:span text:style-name="T3">S</text:span></text:p>
          </draw:text-box>
        </draw:frame>
        <draw:frame draw:style-name="gr3" draw:text-style-name="P3" draw:layer="layout" svg:width="1.1cm" svg:height="0.729cm" svg:x="9cm" svg:y="5.505cm">
          <draw:text-box>
            <text:p text:style-name="P3"><text:span text:style-name="T2">S</text:span></text:p>
          </draw:text-box>
        </draw:frame>
        <draw:frame draw:style-name="gr3" draw:text-style-name="P3" draw:layer="layout" svg:width="1.1cm" svg:height="0.729cm" svg:x="9.4cm" svg:y="2.907cm">
          <draw:text-box>
            <text:p text:style-name="P3"><text:span text:style-name="T2">N</text:span></text:p>
          </draw:text-box>
        </draw:frame>
        <draw:frame draw:style-name="gr3" draw:text-style-name="P4" draw:layer="layout" svg:width="1.1cm" svg:height="0.729cm" svg:x="10.2cm" svg:y="5.009cm">
          <draw:text-box>
            <text:p text:style-name="P4"><text:span text:style-name="T3">S</text:span></text:p>
          </draw:text-box>
        </draw:frame>
        <draw:frame draw:style-name="gr3" draw:text-style-name="P4" draw:layer="layout" svg:width="1.1cm" svg:height="0.729cm" svg:x="8.2cm" svg:y="3.41cm">
          <draw:text-box>
            <text:p text:style-name="P4"><text:span text:style-name="T3">N</text:span></text:p>
          </draw:text-box>
        </draw:frame>
        <draw:frame draw:style-name="gr3" draw:text-style-name="P2" draw:layer="layout" svg:width="1.1cm" svg:height="0.729cm" svg:x="5.206cm" svg:y="8.704cm">
          <draw:text-box>
            <text:p text:style-name="P2"><text:span text:style-name="T1">L1</text:span></text:p>
          </draw:text-box>
        </draw:frame>
        <draw:frame draw:style-name="gr3" draw:text-style-name="P2" draw:layer="layout" svg:width="1.1cm" svg:height="0.729cm" svg:x="8.806cm" svg:y="8.705cm">
          <draw:text-box>
            <text:p text:style-name="P2"><text:span text:style-name="T1">L2</text:span></text:p>
          </draw:text-box>
        </draw:frame>
        <draw:frame draw:style-name="gr3" draw:text-style-name="P2" draw:layer="layout" svg:width="1.1cm" svg:height="0.729cm" svg:x="12.306cm" svg:y="8.706cm">
          <draw:text-box>
            <text:p text:style-name="P2"><text:span text:style-name="T1">L3</text:span></text:p>
          </draw:text-box>
        </draw:frame>
        <draw:frame draw:style-name="gr3" draw:text-style-name="P2" draw:layer="layout" svg:width="1.1cm" svg:height="0.729cm" svg:x="5.006cm" svg:y="2.705cm">
          <draw:text-box>
            <text:p text:style-name="P2"><text:span text:style-name="T1">U</text:span></text:p>
          </draw:text-box>
        </draw:frame>
        <draw:frame draw:style-name="gr3" draw:text-style-name="P2" draw:layer="layout" svg:width="1.1cm" svg:height="0.729cm" svg:x="5.006cm" svg:y="1.906cm">
          <draw:text-box>
            <text:p text:style-name="P2"><text:span text:style-name="T1">V</text:span></text:p>
          </draw:text-box>
        </draw:frame>
        <draw:frame draw:style-name="gr3" draw:text-style-name="P2" draw:layer="layout" svg:width="1.1cm" svg:height="0.729cm" svg:x="12.706cm" svg:y="1.708cm">
          <draw:text-box>
            <text:p text:style-name="P2"><text:span text:style-name="T1">W</text:span></text:p>
          </draw:text-box>
        </draw:frame>
        <draw:frame draw:style-name="gr1" draw:text-style-name="P1" draw:layer="layout" svg:width="3.1cm" svg:height="6.707cm" svg:x="15.7cm" svg:y="2.095cm">
          <draw:image xlink:href="Pictures/100000000000008D0000013AC721FB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4-13T21:45:53.574745972</meta:creation-date>
    <dc:date>2025-04-14T01:36:30.605844430</dc:date>
    <meta:editing-duration>PT3H2M16S</meta:editing-duration>
    <meta:editing-cycles>3</meta:editing-cycles>
    <meta:generator>LibreOffice/4.2.8.2$Linux_x86 LibreOffice_project/420m0$Build-2</meta:generator>
    <meta:document-statistic meta:object-count="333"/>
  </office:meta>
</office:document-meta>
</file>